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paragraph-rsid="02660fa1"/>
    </style:style>
    <style:style style:name="P2" style:family="paragraph" style:parent-style-name="Título_20_Seção">
      <style:text-properties officeooo:paragraph-rsid="028da779"/>
    </style:style>
    <style:style style:name="P3" style:family="paragraph" style:parent-style-name="Título_20_Seção">
      <style:text-properties officeooo:paragraph-rsid="02a19a37"/>
    </style:style>
    <style:style style:name="P4" style:family="paragraph" style:parent-style-name="Título_20_Seção">
      <style:text-properties officeooo:paragraph-rsid="03341d69"/>
    </style:style>
    <style:style style:name="P5" style:family="paragraph" style:parent-style-name="Título_20_Seção">
      <style:text-properties officeooo:paragraph-rsid="03912637"/>
    </style:style>
    <style:style style:name="P6" style:family="paragraph" style:parent-style-name="Pré-título">
      <style:paragraph-properties fo:text-align="start" style:justify-single-word="false"/>
      <style:text-properties officeooo:paragraph-rsid="02742469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332788e"/>
    </style:style>
    <style:style style:name="P8" style:family="paragraph" style:parent-style-name="Título_20_do_20_relatório">
      <style:text-properties officeooo:paragraph-rsid="038e6157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color="#000000" style:font-name="CMU Serif" fo:font-weight="normal" officeooo:rsid="03664e9b" officeooo:paragraph-rsid="03c25d9f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37078cf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3ba094f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3ba76c8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3be4be9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paragraph-rsid="03beb72a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00%" fo:text-align="start" style:justify-single-word="false" fo:text-indent="0cm" style:auto-text-indent="false"/>
      <style:text-properties fo:color="#000000" style:font-name="CMU Serif" fo:font-weight="bold" officeooo:rsid="03c38d8e" officeooo:paragraph-rsid="03c38d8e" style:font-weight-asian="bold" style:font-weight-complex="bold"/>
    </style:style>
    <style:style style:name="P16" style:family="paragraph" style:parent-style-name="Standard">
      <style:paragraph-properties fo:margin-left="0cm" fo:margin-right="0cm" fo:margin-top="0.101cm" fo:margin-bottom="0.101cm" loext:contextual-spacing="false" fo:text-indent="0cm" style:auto-text-indent="false" fo:break-before="page"/>
      <style:text-properties fo:color="#000000" style:font-name="CMU Serif" fo:font-weight="bold" officeooo:rsid="03c38d8e" officeooo:paragraph-rsid="03c38d8e" style:font-weight-asian="bold" style:font-weight-complex="bold"/>
    </style:style>
    <style:style style:name="P17" style:family="paragraph" style:parent-style-name="Standard" style:list-style-name="L5">
      <style:paragraph-properties fo:margin-top="0.101cm" fo:margin-bottom="0.101cm" loext:contextual-spacing="false"/>
      <style:text-properties officeooo:paragraph-rsid="03912637"/>
    </style:style>
    <style:style style:name="P18" style:family="paragraph" style:parent-style-name="Standard" style:list-style-name="L5">
      <style:paragraph-properties fo:margin-top="0.101cm" fo:margin-bottom="0.101cm" loext:contextual-spacing="false"/>
      <style:text-properties fo:color="#000000" style:font-name="CMU Serif" fo:font-weight="normal" officeooo:rsid="03960f04" officeooo:paragraph-rsid="03912637" style:font-weight-asian="normal" style:font-weight-complex="normal"/>
    </style:style>
    <style:style style:name="P19" style:family="paragraph" style:parent-style-name="Standard" style:list-style-name="L6">
      <style:paragraph-properties fo:margin-top="0.101cm" fo:margin-bottom="0.101cm" loext:contextual-spacing="false"/>
      <style:text-properties fo:color="#000000" style:font-name="CMU Serif" fo:font-weight="normal" officeooo:rsid="03664e9b" officeooo:paragraph-rsid="0397abd5" style:font-weight-asian="normal" style:font-weight-complex="normal"/>
    </style:style>
    <style:style style:name="P20" style:family="paragraph" style:parent-style-name="Standard" style:list-style-name="L7">
      <style:paragraph-properties fo:margin-top="0.101cm" fo:margin-bottom="0.101cm" loext:contextual-spacing="false"/>
      <style:text-properties fo:color="#000000" style:font-name="CMU Serif" fo:font-weight="normal" officeooo:rsid="03bec41c" officeooo:paragraph-rsid="03bec41c" style:font-weight-asian="normal" style:font-weight-complex="normal"/>
    </style:style>
    <style:style style:name="P21" style:family="paragraph" style:parent-style-name="Standard" style:list-style-name="L7">
      <style:paragraph-properties fo:margin-top="0.101cm" fo:margin-bottom="0.101cm" loext:contextual-spacing="false"/>
      <style:text-properties fo:color="#000000" style:font-name="CMU Serif" fo:font-weight="normal" officeooo:rsid="03c09996" officeooo:paragraph-rsid="03c09996" style:font-weight-asian="normal" style:font-weight-complex="normal"/>
    </style:style>
    <style:style style:name="P22" style:family="paragraph" style:parent-style-name="Standard" style:list-style-name="L6">
      <style:paragraph-properties fo:margin-top="0.101cm" fo:margin-bottom="0.101cm" loext:contextual-spacing="false"/>
      <style:text-properties officeooo:paragraph-rsid="0397abd5"/>
    </style:style>
    <style:style style:name="P23" style:family="paragraph" style:parent-style-name="Standard" style:master-page-name="">
      <loext:graphic-properties draw:fill="none"/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fo:font-size="11pt" officeooo:paragraph-rsid="03c527f5" style:font-size-asian="11pt" style:font-size-complex="11pt"/>
    </style:style>
    <style:style style:name="P24" style:family="paragraph" style:parent-style-name="Standard">
      <loext:graphic-properties draw:fill="none"/>
      <style:paragraph-properties fo:margin-left="4.001cm" fo:margin-right="0cm" fo:margin-top="0cm" fo:margin-bottom="0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style:use-window-font-color="true" fo:font-size="11pt" officeooo:paragraph-rsid="03c527f5" style:font-size-asian="11pt" style:font-size-complex="11pt"/>
    </style:style>
    <style:style style:name="P25" style:family="paragraph" style:parent-style-name="Text_20_body" style:list-style-name="L2">
      <style:paragraph-properties fo:line-height="150%"/>
      <style:text-properties fo:color="#000000" style:font-name="CMU Serif" fo:font-weight="normal" officeooo:rsid="03916e27" officeooo:paragraph-rsid="03916e27" fo:background-color="transparent" style:font-weight-asian="normal" style:font-weight-complex="normal"/>
    </style:style>
    <style:style style:name="P26" style:family="paragraph" style:parent-style-name="Text_20_body">
      <style:paragraph-properties fo:line-height="150%"/>
      <style:text-properties officeooo:paragraph-rsid="03c6943e"/>
    </style:style>
    <style:style style:name="P27" style:family="paragraph" style:parent-style-name="Text_20_body">
      <style:text-properties officeooo:paragraph-rsid="039e335e"/>
    </style:style>
    <style:style style:name="P28" style:family="paragraph" style:parent-style-name="Text_20_body">
      <style:text-properties officeooo:paragraph-rsid="039c3dfd"/>
    </style:style>
    <style:style style:name="P29" style:family="paragraph" style:parent-style-name="Text_20_body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3c6943e"/>
    </style:style>
    <style:style style:name="P30" style:family="paragraph" style:parent-style-name="Text_20_body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3c6943e" officeooo:paragraph-rsid="03c6943e"/>
    </style:style>
    <style:style style:name="P31" style:family="paragraph" style:parent-style-name="Text_20_body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3c6943e" officeooo:paragraph-rsid="03c6bc1b"/>
    </style:style>
    <style:style style:name="P32" style:family="paragraph" style:parent-style-name="Título_20_Seção">
      <style:text-properties officeooo:paragraph-rsid="02a19a37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1" fo:font-size="12pt" fo:font-weight="bold" officeooo:rsid="0239389d" fo:background-color="transparent" loext:char-shading-value="0"/>
    </style:style>
    <style:style style:name="T3" style:family="text">
      <style:text-properties fo:font-variant="small-caps" fo:color="#000000" style:font-name="CMU Serif1" fo:font-size="12pt" fo:font-weight="bold" officeooo:rsid="038e6157" fo:background-color="transparent" loext:char-shading-value="0"/>
    </style:style>
    <style:style style:name="T4" style:family="text">
      <style:text-properties fo:font-variant="small-caps" fo:color="#000000" style:font-name="CMU Serif1" fo:font-size="12pt" fo:font-weight="bold" officeooo:rsid="039919a4" fo:background-color="transparent" loext:char-shading-value="0"/>
    </style:style>
    <style:style style:name="T5" style:family="text">
      <style:text-properties fo:font-variant="small-caps" fo:color="#000000" style:text-position="0% 100%" style:font-name="CMU Serif1" fo:font-size="12pt" fo:font-style="normal" fo:font-weight="bold" officeooo:rsid="03314adc" fo:background-color="transparent" loext:char-shading-value="0" style:font-size-asian="10.5pt" style:font-weight-asian="bold" style:font-size-complex="10.5pt" style:font-weight-complex="bold"/>
    </style:style>
    <style:style style:name="T6" style:family="text">
      <style:text-properties fo:font-variant="small-caps" fo:color="#000000" style:text-position="0% 100%" style:font-name="CMU Serif1" fo:font-size="12pt" fo:font-style="normal" fo:font-weight="bold" officeooo:rsid="0332788e" fo:background-color="transparent" loext:char-shading-value="0" style:font-size-asian="10.5pt" style:font-weight-asian="bold" style:font-size-complex="10.5pt" style:font-weight-complex="bold"/>
    </style:style>
    <style:style style:name="T7" style:family="text">
      <style:text-properties fo:font-variant="small-caps" fo:color="#000000" style:text-position="0% 100%" style:font-name="CMU Serif1" fo:font-size="12pt" fo:font-style="normal" fo:font-weight="bold" officeooo:rsid="038fb880" fo:background-color="transparent" loext:char-shading-value="0" style:font-size-asian="10.5pt" style:font-weight-asian="bold" style:font-size-complex="10.5pt" style:font-weight-complex="bold"/>
    </style:style>
    <style:style style:name="T8" style:family="text">
      <style:text-properties fo:font-variant="small-caps" fo:color="#000000" style:text-position="0% 100%" style:font-name="CMU Serif1" fo:font-size="12pt" fo:font-style="normal" fo:font-weight="bold" officeooo:rsid="03912637" fo:background-color="transparent" loext:char-shading-value="0" style:font-size-asian="10.5pt" style:font-weight-asian="bold" style:font-size-complex="10.5pt" style:font-weight-complex="bold"/>
    </style:style>
    <style:style style:name="T9" style:family="text">
      <style:text-properties fo:font-variant="small-caps" fo:color="#000000" style:text-position="0% 100%" style:font-name="CMU Serif1" fo:font-size="12pt" fo:font-style="normal" fo:font-weight="bold" officeooo:rsid="0399d85a" fo:background-color="transparent" loext:char-shading-value="0" style:font-size-asian="10.5pt" style:font-weight-asian="bold" style:font-size-complex="10.5pt" style:font-weight-complex="bold"/>
    </style:style>
    <style:style style:name="T10" style:family="text">
      <style:text-properties fo:font-variant="small-caps" fo:color="#000000" style:text-position="0% 100%" style:font-name="CMU Serif1" fo:font-size="12pt" fo:font-style="normal" fo:font-weight="bold" officeooo:rsid="03b6dd12" fo:background-color="transparent" loext:char-shading-value="0" style:font-size-asian="10.5pt" style:font-weight-asian="bold" style:font-size-complex="10.5pt" style:font-weight-complex="bold"/>
    </style:style>
    <style:style style:name="T11" style:family="text">
      <style:text-properties fo:font-variant="small-caps" fo:color="#000000" style:text-position="0% 100%" style:font-name="CMU Serif1" fo:font-size="12pt" fo:font-style="normal" fo:font-weight="bold" officeooo:rsid="03bcb2fa" fo:background-color="transparent" loext:char-shading-value="0" style:font-size-asian="10.5pt" style:font-weight-asian="bold" style:font-size-complex="10.5pt" style:font-weight-complex="bold"/>
    </style:style>
    <style:style style:name="T12" style:family="text">
      <style:text-properties fo:font-variant="small-caps" fo:color="#000000" style:text-position="0% 100%" style:font-name="CMU Serif1" fo:font-size="12pt" fo:font-style="normal" fo:font-weight="bold" officeooo:rsid="03be4be9" fo:background-color="transparent" loext:char-shading-value="0" style:font-size-asian="10.5pt" style:font-weight-asian="bold" style:font-size-complex="10.5pt" style:font-weight-complex="bold"/>
    </style:style>
    <style:style style:name="T13" style:family="text">
      <style:text-properties fo:font-variant="small-caps" fo:color="#666666" style:text-position="0% 100%" style:font-name="CMU Serif2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14" style:family="text">
      <style:text-properties fo:font-variant="small-caps" fo:color="#666666" style:text-position="0% 100%" style:font-name="CMU Serif2" fo:font-size="10.5pt" fo:font-style="normal" fo:font-weight="bold" officeooo:rsid="0332788e" fo:background-color="transparent" loext:char-shading-value="0" style:font-size-asian="10.5pt" style:font-weight-asian="bold" style:font-size-complex="10.5pt" style:font-weight-complex="bold"/>
    </style:style>
    <style:style style:name="T15" style:family="text">
      <style:text-properties fo:font-variant="small-caps" fo:color="#666666" style:text-position="0% 100%" style:font-name="CMU Serif2" fo:font-size="10.5pt" fo:font-style="normal" fo:font-weight="bold" officeooo:rsid="03341d69" fo:background-color="transparent" loext:char-shading-value="0" style:font-size-asian="10.5pt" style:font-weight-asian="bold" style:font-size-complex="10.5pt" style:font-weight-complex="bold"/>
    </style:style>
    <style:style style:name="T16" style:family="text">
      <style:text-properties fo:font-variant="small-caps" fo:color="#666666" style:text-position="0% 100%" style:font-name="CMU Serif2" fo:font-size="10.5pt" fo:font-style="normal" fo:font-weight="bold" officeooo:rsid="03912637" fo:background-color="transparent" loext:char-shading-value="0" style:font-size-asian="10.5pt" style:font-weight-asian="bold" style:font-size-complex="10.5pt" style:font-weight-complex="bold"/>
    </style:style>
    <style:style style:name="T17" style:family="text">
      <style:text-properties fo:font-variant="small-caps" fo:color="#ffffff" style:font-name="CMU Serif" fo:font-size="12pt" fo:font-style="normal" fo:font-weight="normal" officeooo:rsid="02742469" fo:background-color="transparent" loext:char-shading-value="0"/>
    </style:style>
    <style:style style:name="T18" style:family="text">
      <style:text-properties fo:font-variant="small-caps" fo:color="#ffffff" style:font-name="CMU Serif" fo:font-size="12pt" fo:font-style="normal" fo:font-weight="normal" officeooo:rsid="038e6157" fo:background-color="transparent" loext:char-shading-value="0"/>
    </style:style>
    <style:style style:name="T19" style:family="text">
      <style:text-properties fo:font-variant="small-caps" fo:color="#ffffff" style:text-line-through-style="none" style:text-line-through-type="none" style:font-name="CMU Serif1" fo:font-size="16pt" fo:font-style="normal" style:text-underline-style="none" fo:font-weight="bold" officeooo:rsid="038e6157" fo:background-color="transparent" loext:char-shading-value="0" style:font-size-asian="16pt" style:font-size-complex="16pt"/>
    </style:style>
    <style:style style:name="T20" style:family="text">
      <style:text-properties fo:font-variant="small-caps" fo:color="#ffffff" style:text-line-through-style="none" style:text-line-through-type="none" style:font-name="CMU Serif1" fo:font-size="16pt" fo:font-style="normal" style:text-underline-style="none" fo:font-weight="bold" officeooo:rsid="039919a4" fo:background-color="transparent" loext:char-shading-value="0" style:font-size-asian="16pt" style:font-size-complex="16pt"/>
    </style:style>
    <style:style style:name="T21" style:family="text">
      <style:text-properties fo:color="#000000" style:font-name="CMU Serif" fo:font-weight="normal" fo:background-color="transparent" loext:char-shading-value="0" style:font-weight-asian="normal" style:font-weight-complex="normal"/>
    </style:style>
    <style:style style:name="T22" style:family="text">
      <style:text-properties fo:color="#000000" style:font-name="CMU Serif" fo:font-weight="normal" officeooo:rsid="033fbbea" fo:background-color="transparent" loext:char-shading-value="0" style:font-weight-asian="normal" style:font-weight-complex="normal"/>
    </style:style>
    <style:style style:name="T23" style:family="text">
      <style:text-properties fo:color="#000000" style:font-name="CMU Serif" fo:font-weight="normal" officeooo:rsid="03916e27" fo:background-color="transparent" loext:char-shading-value="0" style:font-weight-asian="normal" style:font-weight-complex="normal"/>
    </style:style>
    <style:style style:name="T24" style:family="text">
      <style:text-properties fo:color="#000000" style:font-name="CMU Serif" fo:font-weight="normal" officeooo:rsid="039220c2" fo:background-color="transparent" loext:char-shading-value="0" style:font-weight-asian="normal" style:font-weight-complex="normal"/>
    </style:style>
    <style:style style:name="T25" style:family="text">
      <style:text-properties fo:color="#000000" style:font-name="CMU Serif" fo:font-weight="normal" officeooo:rsid="039919a4" fo:background-color="transparent" loext:char-shading-value="0" style:font-weight-asian="normal" style:font-weight-complex="normal"/>
    </style:style>
    <style:style style:name="T26" style:family="text">
      <style:text-properties fo:color="#000000" style:font-name="CMU Serif" fo:font-weight="normal" officeooo:rsid="0399d85a" fo:background-color="transparent" loext:char-shading-value="0" style:font-weight-asian="normal" style:font-weight-complex="normal"/>
    </style:style>
    <style:style style:name="T27" style:family="text">
      <style:text-properties fo:color="#000000" style:font-name="CMU Serif" fo:font-weight="normal" officeooo:rsid="039e335e" fo:background-color="transparent" loext:char-shading-value="0" style:font-weight-asian="normal" style:font-weight-complex="normal"/>
    </style:style>
    <style:style style:name="T28" style:family="text">
      <style:text-properties fo:color="#000000" style:font-name="CMU Serif" fo:font-weight="normal" officeooo:rsid="039fd743" fo:background-color="transparent" loext:char-shading-value="0" style:font-weight-asian="normal" style:font-weight-complex="normal"/>
    </style:style>
    <style:style style:name="T29" style:family="text">
      <style:text-properties fo:color="#000000" style:font-name="CMU Serif" fo:font-weight="normal" officeooo:rsid="03a196af" fo:background-color="transparent" loext:char-shading-value="0" style:font-weight-asian="normal" style:font-weight-complex="normal"/>
    </style:style>
    <style:style style:name="T30" style:family="text">
      <style:text-properties fo:color="#000000" style:font-name="CMU Serif" fo:font-weight="normal" officeooo:rsid="03a20d98" fo:background-color="transparent" loext:char-shading-value="0" style:font-weight-asian="normal" style:font-weight-complex="normal"/>
    </style:style>
    <style:style style:name="T31" style:family="text">
      <style:text-properties fo:color="#000000" style:font-name="CMU Serif" fo:font-weight="normal" officeooo:rsid="03a303d2" fo:background-color="transparent" loext:char-shading-value="0" style:font-weight-asian="normal" style:font-weight-complex="normal"/>
    </style:style>
    <style:style style:name="T32" style:family="text">
      <style:text-properties fo:color="#000000" style:font-name="CMU Serif" fo:font-weight="normal" officeooo:rsid="03a5a8e6" fo:background-color="transparent" loext:char-shading-value="0" style:font-weight-asian="normal" style:font-weight-complex="normal"/>
    </style:style>
    <style:style style:name="T33" style:family="text">
      <style:text-properties fo:color="#000000" style:font-name="CMU Serif" fo:font-weight="normal" officeooo:rsid="03a636f9" fo:background-color="transparent" loext:char-shading-value="0" style:font-weight-asian="normal" style:font-weight-complex="normal"/>
    </style:style>
    <style:style style:name="T34" style:family="text">
      <style:text-properties fo:color="#000000" style:font-name="CMU Serif" fo:font-weight="normal" officeooo:rsid="03a7050e" fo:background-color="transparent" loext:char-shading-value="0" style:font-weight-asian="normal" style:font-weight-complex="normal"/>
    </style:style>
    <style:style style:name="T35" style:family="text">
      <style:text-properties fo:color="#000000" style:font-name="CMU Serif" fo:font-weight="normal" officeooo:rsid="03a73330" fo:background-color="transparent" loext:char-shading-value="0" style:font-weight-asian="normal" style:font-weight-complex="normal"/>
    </style:style>
    <style:style style:name="T36" style:family="text">
      <style:text-properties fo:color="#000000" style:font-name="CMU Serif" fo:font-weight="normal" officeooo:rsid="039c3dfd" fo:background-color="transparent" loext:char-shading-value="0" style:font-weight-asian="normal" style:font-weight-complex="normal"/>
    </style:style>
    <style:style style:name="T37" style:family="text">
      <style:text-properties fo:color="#000000" style:font-name="CMU Serif" fo:font-weight="normal" officeooo:rsid="039c83d1" fo:background-color="transparent" loext:char-shading-value="0" style:font-weight-asian="normal" style:font-weight-complex="normal"/>
    </style:style>
    <style:style style:name="T38" style:family="text">
      <style:text-properties fo:color="#000000" style:font-name="CMU Serif" fo:font-weight="normal" officeooo:rsid="03a844d3" fo:background-color="transparent" loext:char-shading-value="0" style:font-weight-asian="normal" style:font-weight-complex="normal"/>
    </style:style>
    <style:style style:name="T39" style:family="text">
      <style:text-properties fo:color="#000000" style:font-name="CMU Serif" fo:font-weight="normal" officeooo:rsid="03c6943e" fo:background-color="transparent" loext:char-shading-value="0" style:font-weight-asian="normal" style:font-weight-complex="normal"/>
    </style:style>
    <style:style style:name="T40" style:family="text">
      <style:text-properties fo:color="#000000" style:font-name="CMU Serif" fo:font-weight="normal" officeooo:rsid="032be2cf" style:font-weight-asian="normal" style:font-weight-complex="normal"/>
    </style:style>
    <style:style style:name="T41" style:family="text">
      <style:text-properties fo:color="#000000" style:font-name="CMU Serif" fo:font-weight="normal" officeooo:rsid="03664e9b" style:font-weight-asian="normal" style:font-weight-complex="normal"/>
    </style:style>
    <style:style style:name="T42" style:family="text">
      <style:text-properties fo:color="#000000" style:font-name="CMU Serif" fo:font-weight="normal" officeooo:rsid="03960f04" style:font-weight-asian="normal" style:font-weight-complex="normal"/>
    </style:style>
    <style:style style:name="T43" style:family="text">
      <style:text-properties fo:color="#000000" style:font-name="CMU Serif" fo:font-weight="normal" officeooo:rsid="03a9c59d" style:font-weight-asian="normal" style:font-weight-complex="normal"/>
    </style:style>
    <style:style style:name="T44" style:family="text">
      <style:text-properties fo:color="#000000" style:font-name="CMU Serif" fo:font-weight="normal" officeooo:rsid="03abc3ee" style:font-weight-asian="normal" style:font-weight-complex="normal"/>
    </style:style>
    <style:style style:name="T45" style:family="text">
      <style:text-properties fo:color="#000000" style:font-name="CMU Serif" fo:font-weight="normal" officeooo:rsid="03ac0607" style:font-weight-asian="normal" style:font-weight-complex="normal"/>
    </style:style>
    <style:style style:name="T46" style:family="text">
      <style:text-properties fo:color="#000000" style:font-name="CMU Serif" fo:font-weight="normal" officeooo:rsid="03af877f" style:font-weight-asian="normal" style:font-weight-complex="normal"/>
    </style:style>
    <style:style style:name="T47" style:family="text">
      <style:text-properties fo:color="#000000" style:font-name="CMU Serif" fo:font-weight="normal" officeooo:rsid="03af917a" style:font-weight-asian="normal" style:font-weight-complex="normal"/>
    </style:style>
    <style:style style:name="T48" style:family="text">
      <style:text-properties fo:color="#000000" style:font-name="CMU Serif" fo:font-weight="normal" officeooo:rsid="03b0f06c" style:font-weight-asian="normal" style:font-weight-complex="normal"/>
    </style:style>
    <style:style style:name="T49" style:family="text">
      <style:text-properties fo:color="#000000" style:font-name="CMU Serif" fo:font-weight="normal" officeooo:rsid="03b6dd12" style:font-weight-asian="normal" style:font-weight-complex="normal"/>
    </style:style>
    <style:style style:name="T50" style:family="text">
      <style:text-properties fo:color="#000000" style:font-name="CMU Serif" fo:font-weight="normal" officeooo:rsid="03b8140a" style:font-weight-asian="normal" style:font-weight-complex="normal"/>
    </style:style>
    <style:style style:name="T51" style:family="text">
      <style:text-properties fo:color="#000000" style:font-name="CMU Serif" fo:font-weight="normal" officeooo:rsid="03bcb2fa" style:font-weight-asian="normal" style:font-weight-complex="normal"/>
    </style:style>
    <style:style style:name="T52" style:family="text">
      <style:text-properties fo:color="#000000" style:font-name="CMU Serif" fo:font-weight="normal" officeooo:rsid="03be4be9" style:font-weight-asian="normal" style:font-weight-complex="normal"/>
    </style:style>
    <style:style style:name="T53" style:family="text">
      <style:text-properties fo:color="#000000" style:font-name="CMU Serif" fo:font-weight="normal" officeooo:rsid="03beb72a" style:font-weight-asian="normal" style:font-weight-complex="normal"/>
    </style:style>
    <style:style style:name="T54" style:family="text">
      <style:text-properties fo:color="#000000" style:font-name="CMU Serif" fo:font-weight="normal" officeooo:rsid="03bec41c" style:font-weight-asian="normal" style:font-weight-complex="normal"/>
    </style:style>
    <style:style style:name="T55" style:family="text">
      <style:text-properties fo:color="#000000" style:font-name="CMU Serif" fo:font-weight="normal" officeooo:rsid="03c527f5" style:font-weight-asian="normal" style:font-weight-complex="normal"/>
    </style:style>
    <style:style style:name="T56" style:family="text">
      <style:text-properties fo:color="#000000" style:font-name="CMU Serif" fo:font-weight="normal" officeooo:rsid="03c57f83" style:font-weight-asian="normal" style:font-weight-complex="normal"/>
    </style:style>
    <style:style style:name="T57" style:family="text">
      <style:text-properties fo:color="#000000" style:font-name="CMU Serif" fo:font-weight="normal" officeooo:rsid="03c647ca" style:font-weight-asian="normal" style:font-weight-complex="normal"/>
    </style:style>
    <style:style style:name="T58" style:family="text">
      <style:text-properties fo:color="#000000" style:font-name="CMU Serif" fo:font-style="italic" fo:font-weight="normal" officeooo:rsid="03b0f06c" style:font-style-asian="italic" style:font-weight-asian="normal" style:font-style-complex="italic" style:font-weight-complex="normal"/>
    </style:style>
    <style:style style:name="T59" style:family="text">
      <style:text-properties fo:color="#000000" style:font-name="CMU Serif" fo:font-style="italic" fo:font-weight="normal" officeooo:rsid="03a9c59d" style:font-style-asian="italic" style:font-weight-asian="normal" style:font-style-complex="italic" style:font-weight-complex="normal"/>
    </style:style>
    <style:style style:name="T60" style:family="text">
      <style:text-properties fo:color="#000000" style:font-name="CMU Serif" fo:font-style="italic" fo:font-weight="normal" officeooo:rsid="03b8140a" style:font-style-asian="italic" style:font-weight-asian="normal" style:font-style-complex="italic" style:font-weight-complex="normal"/>
    </style:style>
    <style:style style:name="T61" style:family="text">
      <style:text-properties fo:color="#000000" style:font-name="CMU Serif" fo:font-style="italic" fo:font-weight="normal" officeooo:rsid="03c647ca" style:font-style-asian="italic" style:font-weight-asian="normal" style:font-style-complex="italic" style:font-weight-complex="normal"/>
    </style:style>
    <style:style style:name="T62" style:family="text">
      <style:text-properties fo:color="#000000" style:font-name="CMU Serif" fo:font-style="italic" fo:font-weight="normal" officeooo:rsid="03916e27" fo:background-color="transparent" loext:char-shading-value="0" style:font-style-asian="italic" style:font-weight-asian="normal" style:font-style-complex="italic" style:font-weight-complex="normal"/>
    </style:style>
    <style:style style:name="T63" style:family="text">
      <style:text-properties fo:color="#000000" style:font-name="CMU Serif" fo:font-style="normal" fo:font-weight="normal" officeooo:rsid="03b0f06c" style:font-style-asian="normal" style:font-weight-asian="normal" style:font-style-complex="normal" style:font-weight-complex="normal"/>
    </style:style>
    <style:style style:name="T64" style:family="text">
      <style:text-properties fo:color="#000000" style:font-name="CMU Serif" fo:font-style="normal" fo:font-weight="normal" officeooo:rsid="03b8140a" style:font-style-asian="normal" style:font-weight-asian="normal" style:font-style-complex="normal" style:font-weight-complex="normal"/>
    </style:style>
    <style:style style:name="T65" style:family="text">
      <style:text-properties fo:color="#000000" style:font-name="CMU Serif" fo:font-style="normal" fo:font-weight="normal" officeooo:rsid="03ba094f" style:font-style-asian="normal" style:font-weight-asian="normal" style:font-style-complex="normal" style:font-weight-complex="normal"/>
    </style:style>
    <style:style style:name="T66" style:family="text">
      <style:text-properties fo:color="#000000" style:font-name="CMU Serif" fo:font-style="normal" fo:font-weight="normal" officeooo:rsid="03bb882b" style:font-style-asian="normal" style:font-weight-asian="normal" style:font-style-complex="normal" style:font-weight-complex="normal"/>
    </style:style>
    <style:style style:name="T67" style:family="text">
      <style:text-properties fo:color="#000000" style:font-name="CMU Serif" fo:font-style="normal" fo:font-weight="normal" officeooo:rsid="03bc8ac6" style:font-style-asian="normal" style:font-weight-asian="normal" style:font-style-complex="normal" style:font-weight-complex="normal"/>
    </style:style>
    <style:style style:name="T68" style:family="text">
      <style:text-properties fo:color="#000000" style:font-name="CMU Serif" fo:font-style="normal" fo:font-weight="bold" officeooo:rsid="03ba094f" style:font-style-asian="normal" style:font-weight-asian="bold" style:font-style-complex="normal" style:font-weight-complex="bold"/>
    </style:style>
    <style:style style:name="T69" style:family="text">
      <style:text-properties fo:color="#000000" style:font-name="CMU Serif" fo:font-style="normal" fo:font-weight="bold" officeooo:rsid="03bb882b" style:font-style-asian="normal" style:font-weight-asian="bold" style:font-style-complex="normal" style:font-weight-complex="bold"/>
    </style:style>
    <style:style style:name="T70" style:family="text">
      <style:text-properties fo:color="#000000" style:font-name="CMU Serif" fo:font-weight="bold" officeooo:rsid="03b0f06c" style:font-weight-asian="bold" style:font-weight-complex="bold"/>
    </style:style>
    <style:style style:name="T71" style:family="text">
      <style:text-properties officeooo:rsid="0211de9e"/>
    </style:style>
    <style:style style:name="T72" style:family="text">
      <style:text-properties officeooo:rsid="0211de9e" style:font-size-asian="10.5pt" style:font-size-complex="10.5pt"/>
    </style:style>
    <style:style style:name="T73" style:family="text">
      <style:text-properties fo:font-weight="bold" officeooo:rsid="0211de9e" fo:background-color="transparent" loext:char-shading-value="0" style:font-size-asian="10.5pt" style:font-weight-asian="bold" style:font-size-complex="10.5pt" style:font-weight-complex="bold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style:font-name="CMU Serif" fo:font-weight="bold" officeooo:rsid="03b0f06c" style:font-weight-asian="bold" style:font-weight-complex="bold"/>
    </style:style>
    <style:style style:name="T76" style:family="text">
      <style:text-properties style:font-name="CMU Serif" fo:font-weight="normal" officeooo:rsid="03b0f06c" style:font-weight-asian="normal" style:font-weight-complex="normal"/>
    </style:style>
    <style:style style:name="T77" style:family="text">
      <style:text-properties style:font-name="CMU Serif" fo:font-weight="normal" officeooo:rsid="03c647ca" style:font-weight-asian="normal" style:font-weight-complex="normal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3c527f5" style:font-weight-asian="normal" style:font-weight-complex="normal"/>
    </style:style>
    <style:style style:name="T80" style:family="text">
      <style:text-properties officeooo:rsid="03bec41c"/>
    </style:style>
    <style:style style:name="T81" style:family="text">
      <style:text-properties officeooo:rsid="03c647c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330834908784" text:id="ct94330834908784">
          <text:deletion>
            <office:change-info>
              <dc:creator>Autor desconhecido</dc:creator>
              <dc:date>2020-11-29T11:35:44</dc:date>
            </office:change-info>
            <text:p text:style-name="P3"><text:span text:style-name="Numeração_20_de_20_questão"><text:span text:style-name="T72">1.15</text:span></text:span><text:span text:style-name="T71">Qual é o impacto empresarial, político e social de não digitalizar os registros médicos (para o médico, </text:span><text:span text:style-name="T2">indivíduo</text:span><text:span text:style-name="T71">, hospitais, seguradoras, pacientes e para o governo norte-americano)?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7">REO </text:span><text:span text:style-name="T18">5</text:span><text:span text:style-name="T17"> – Gestão de Tecnologia da Informação</text:span></text:p>
      <text:p text:style-name="P8"><text:span text:style-name="T19">Conhecendo o </text:span><text:span text:style-name="T20">COBIT</text:span><text:span text:style-name="T19"> 5</text:span></text:p>
      <text:p text:style-name="P1">Pedro Antônio de Souza <text:span text:style-name="T1">(</text:span>201810557<text:span text:style-name="T1">)</text:span></text:p>
      <text:p text:style-name="P2"><text:span text:style-name="Numeração_20_de_20_questão"><text:span text:style-name="T73">1. </text:span></text:span><text:span text:style-name="T3">Os cinco princípios do </text:span><text:span text:style-name="T4">COBIT</text:span><text:span text:style-name="T3"> 5</text:span></text:p>
      <text:p text:style-name="P26"><text:span text:style-name="T25">O COBIT é um modelo corporativo para a </text:span><text:span text:style-name="T26">g</text:span><text:span text:style-name="T25">overnança e </text:span><text:span text:style-name="T26">g</text:span><text:span text:style-name="T25">estão de TI que se baseia em cinco princípios básicos. </text:span><text:span text:style-name="T26">Esses princípios são:</text:span></text:p>
      <text:p text:style-name="P29"><text:span text:style-name="T39">1º </text:span><text:span text:style-name="T22">A</text:span><text:span text:style-name="T23">tender às </text:span><text:span text:style-name="T24">n</text:span><text:span text:style-name="T23">ecessidades das </text:span><text:span text:style-name="T24">p</text:span><text:span text:style-name="T23">artes </text:span><text:span text:style-name="T26">i</text:span><text:span text:style-name="T23">nteressadas;</text:span></text:p>
      <text:p text:style-name="P30"><text:span text:style-name="T23">2</text:span><text:span text:style-name="T21">º </text:span><text:span text:style-name="T23">Cobrir a empresa de ponta a ponta;</text:span></text:p>
      <text:p text:style-name="P30"><text:span text:style-name="T21">3º </text:span><text:span text:style-name="T23">Aplicar um </text:span><text:span text:style-name="T62">framework</text:span><text:span text:style-name="T23"> único e integrado;</text:span></text:p>
      <text:p text:style-name="P31"><text:span text:style-name="T21">4º </text:span><text:span text:style-name="T23">Permitir uma abordagem holística;</text:span></text:p>
      <text:p text:style-name="P31"><text:span text:style-name="T21">5º </text:span><text:span text:style-name="T23">Distinguir </text:span><text:span text:style-name="T26">g</text:span><text:span text:style-name="T23">overnança da </text:span><text:span text:style-name="T26">g</text:span><text:span text:style-name="T23">estão.</text:span></text:p>
      <text:p text:style-name="P2"><text:span text:style-name="Numeração_20_de_20_questão"><text:span text:style-name="T13">2. </text:span></text:span><text:span text:style-name="Numeração_20_de_20_questão"><text:span text:style-name="T5">Como a cascata de objetivos do </text:span></text:span><text:span text:style-name="Numeração_20_de_20_questão"><text:span text:style-name="T9">COBIT</text:span></text:span><text:span text:style-name="Numeração_20_de_20_questão"><text:span text:style-name="T5"> 5 pode apoiar o desenvolvimento do Planejamento Estratégico de TI </text:span></text:span><text:span text:style-name="Numeração_20_de_20_questão"><text:span text:style-name="T7">(PETI)</text:span></text:span></text:p>
      <text:p text:style-name="P27"><text:span text:style-name="T30">A princípio, a</text:span><text:span text:style-name="T27"> cascata de objetivos do COBIT 5 </text:span><text:span text:style-name="T31">busca entender</text:span><text:span text:style-name="T28"> as necessidades das partes interessadas</text:span><text:span text:style-name="T29">. Posteriormente, são concebidos objetivos </text:span><text:span text:style-name="T31">corporativos baseados nessas necessidades</text:span><text:span text:style-name="T29">. </text:span><text:span text:style-name="T33">Na </text:span><text:span text:style-name="T34">camada</text:span><text:span text:style-name="T33"> seguinte</text:span><text:span text:style-name="T32">, são definidos os objetivos de tecnologia baseados nos </text:span><text:span text:style-name="T38">objetivos </text:span><text:span text:style-name="T32">corporativos. </text:span><text:span text:style-name="T33">Por fim, </text:span><text:span text:style-name="T35">para que os objetivos das camadas anteriores sejam alcançados, </text:span><text:span text:style-name="T33">são definidos os objetivos de habilitadores </text:span><text:span text:style-name="T34">que estão relacionados aos recursos, processos </text:span><text:span text:style-name="T35">e demais informações relevantes para corporação</text:span><text:span text:style-name="T34">.</text:span></text:p>
      <text:p text:style-name="P28"><text:span text:style-name="T35">Dessa forma, </text:span><text:span text:style-name="T38">pode-se dizer que </text:span><text:span text:style-name="T35">a cascata de </text:span><text:span text:style-name="T36">objetivos </text:span><text:span text:style-name="T35">do COBIT 5 </text:span><text:span text:style-name="T38">apoia o desenvolvimento do PETI pois </text:span><text:span text:style-name="T35">garante que os objetivos</text:span><text:span text:style-name="T36"> </text:span><text:span text:style-name="T38">da </text:span><text:span text:style-name="T36">área de tecnologia vão refletir os objetivos organizacionais </text:span><text:span text:style-name="T35">e, </text:span><text:span text:style-name="T38">consequentemente</text:span><text:span text:style-name="T35">, </text:span><text:span text:style-name="T37">as soluções de tecnologia e seus serviços </text:span><text:span text:style-name="T35">estarão coerentes com a</text:span><text:span text:style-name="T37"> estratégia do negócio.</text:span></text:p>
      <text:p text:style-name="P3"><text:change text:change-id="ct94330834908784"/><text:span text:style-name="Numeração_20_de_20_questão"><text:span text:style-name="T13">3. </text:span></text:span><text:span text:style-name="Numeração_20_de_20_questão"><text:span text:style-name="T7">Cobertura</text:span></text:span><text:span text:style-name="Numeração_20_de_20_questão"><text:span text:style-name="T6"> de ponta a ponta </text:span></text:span><text:span text:style-name="Numeração_20_de_20_questão"><text:span text:style-name="T7">do </text:span></text:span><text:span text:style-name="Numeração_20_de_20_questão"><text:span text:style-name="T9">COBIT</text:span></text:span><text:span text:style-name="Numeração_20_de_20_questão"><text:span text:style-name="T7"> 5</text:span></text:span></text:p>
      <text:p text:style-name="P7"><text:span text:style-name="T40"><text:tab/></text:span><text:span text:style-name="T43">O COBIT 5 tem como segundo princípio a cobertura de ponta a ponta da empresa. P</text:span><text:span text:style-name="T44">ortanto</text:span><text:span text:style-name="T43">, </text:span><text:span text:style-name="T44">o sistema de governança de TI apresentado pelo</text:span><text:span text:style-name="T43"> </text:span><text:span text:style-name="T59">framework</text:span><text:span text:style-name="T43"> </text:span><text:span text:style-name="T44">pode ser incorporado em qualquer sistema de governança </text:span><text:span text:style-name="T45">corporativa</text:span><text:span text:style-name="T44">. Além disso, </text:span><text:span text:style-name="T45">o COBIT 5 considera que a </text:span><text:soft-page-break/><text:span text:style-name="T45">TI e demais tecnologias devem ser tratadas, por todos, como qualquer outro ativo da organização.</text:span></text:p>
      <text:p text:style-name="P4"><text:span text:style-name="Numeração_20_de_20_questão"><text:span text:style-name="T14">4</text:span></text:span><text:span text:style-name="Numeração_20_de_20_questão"><text:span text:style-name="T13">. </text:span></text:span><text:span text:style-name="Numeração_20_de_20_questão"><text:span text:style-name="T7">Habilitadores do </text:span></text:span><text:span text:style-name="Numeração_20_de_20_questão"><text:span text:style-name="T9">COBIT</text:span></text:span><text:span text:style-name="Numeração_20_de_20_questão"><text:span text:style-name="T7"> 5</text:span></text:span></text:p>
      <text:p text:style-name="P10"><text:span text:style-name="T40"><text:tab/></text:span><text:span text:style-name="T47">No COBIT 5, o</text:span><text:span text:style-name="T46">s habilitadores </text:span><text:span text:style-name="T47">são aqueles aspectos influenciadores do êxito da governança e gestão da TI. </text:span><text:span text:style-name="T48">A seguir, </text:span><text:span text:style-name="T57">é apresentado um trecho do documento original do </text:span><text:span text:style-name="T61">framework</text:span><text:span text:style-name="T57">, através de citação direta, onde</text:span><text:span text:style-name="T48"> as sete categorias de habilitadores </text:span><text:span text:style-name="T57">são</text:span><text:span text:style-name="T48"> definidas </text:span><text:span text:style-name="T63">para</text:span><text:span text:style-name="T48"> fundamentar a visão holística:</text:span></text:p>
      <text:p text:style-name="P23"><text:span text:style-name="T70">Princípios, políticas e modelos</text:span><text:span text:style-name="T48"> são veículos para a tradução do comportamento desejado em orientações práticas para a gestão diária</text:span><text:span text:style-name="T56">.</text:span></text:p>
      <text:p text:style-name="P24"><text:span text:style-name="T75">Processos</text:span><text:span text:style-name="T76"> descrevem um conjunto organizado de práticas e atividades para o atingimento de determinados objetivos e produzem um conjunto de resultados em apoio ao atingimento geral dos objetivos de TI.</text:span></text:p>
      <text:p text:style-name="P24"><text:span text:style-name="T75">Estruturas organizacionais</text:span><text:span text:style-name="T76"> são as principais entidades de tomada de decisão de uma organização.</text:span></text:p>
      <text:p text:style-name="P24"><text:span text:style-name="T75">Cultura, ética e comportamento</text:span><text:span text:style-name="T76"> das pessoas e da organização são muitas vezes subestimados como um fator de sucesso nas atividades de governança e gestão.</text:span></text:p>
      <text:p text:style-name="P24"><text:span text:style-name="T75">Informação</text:span><text:span text:style-name="T76"> permeia qualquer organização e inclui todas as informações produzidas e usadas pela organização. A Informação é necessária para manter a organização em funcionamento e bem governada, mas no nível operacional, a informação por si só é muitas vezes o principal produto da organização.</text:span></text:p>
      <text:p text:style-name="P24"><text:span text:style-name="T75">Serviços, infraestrutura e aplicativos</text:span><text:span text:style-name="T76"> incluem a infraestrutura, a tecnologia e os aplicativos que fornecem à organização o processamento e os serviços de tecnologia da informação.</text:span></text:p>
      <text:p text:style-name="P24"><text:span text:style-name="T75">Pessoas, habilidades e competências</text:span><text:span text:style-name="T76"> estão associadas às pessoas e são necessárias para a conclusão bem-sucedida de todas as atividades bem como para a tomada de decisões corretas e tomada de medidas corretivas. </text:span><text:span text:style-name="T77">(ISACA, 2012, p. 29).</text:span></text:p>
      <text:p text:style-name="P4"><text:span text:style-name="Numeração_20_de_20_questão"><text:span text:style-name="T14">5</text:span></text:span><text:span text:style-name="Numeração_20_de_20_questão"><text:span text:style-name="T13">. </text:span></text:span><text:span text:style-name="Numeração_20_de_20_questão"><text:span text:style-name="T7">Como o </text:span></text:span><text:span text:style-name="Numeração_20_de_20_questão"><text:span text:style-name="T11">COBIT</text:span></text:span><text:span text:style-name="Numeração_20_de_20_questão"><text:span text:style-name="T7"> 5 distingue a </text:span></text:span><text:span text:style-name="Numeração_20_de_20_questão"><text:span text:style-name="T10">g</text:span></text:span><text:span text:style-name="Numeração_20_de_20_questão"><text:span text:style-name="T7">overnança da </text:span></text:span><text:span text:style-name="Numeração_20_de_20_questão"><text:span text:style-name="T10">g</text:span></text:span><text:span text:style-name="Numeração_20_de_20_questão"><text:span text:style-name="T7">estão</text:span></text:span></text:p>
      <text:p text:style-name="P11"><text:span text:style-name="T40"><text:tab/></text:span><text:span text:style-name="T49">O 5º princípio do COBIT 5 diz respeito à distinguir a governança da gestão. </text:span><text:span text:style-name="T50">Assim, o </text:span><text:span text:style-name="T60">framework</text:span><text:span text:style-name="T64"> entende que essas duas disciplinas requerem diferentes estruturas organizacionais e atendem propósitos diferentes.</text:span></text:p>
      <text:p text:style-name="P12"><text:span text:style-name="T64"><text:tab/>Na perspectiva do COBIT 5, </text:span><text:span text:style-name="T65">a </text:span><text:span text:style-name="T68">governança</text:span><text:span text:style-name="T65"> é responsável por </text:span><text:span text:style-name="T66">determinar os objetivos corporativos </text:span><text:span text:style-name="T67">em harmonia</text:span><text:span text:style-name="T66"> </text:span><text:span text:style-name="T67">com </text:span><text:span text:style-name="T66">as partes interessadas, definir direcionamentos e monitorar o desempenho e a conformidade com a direção e objetivos fixados. </text:span><text:span text:style-name="T67">Por outro </text:span><text:soft-page-break/><text:span text:style-name="T67">lado,</text:span><text:span text:style-name="T66"> a </text:span><text:span text:style-name="T69">gestão</text:span><text:span text:style-name="T66"> planeja, executa e monitora as atividades em </text:span><text:span text:style-name="T67">concordância</text:span><text:span text:style-name="T66"> com a direção definida pelo órgão de governança para que os objetivos corporativos sejam alcançados. </text:span></text:p>
      <text:p text:style-name="P5"><text:span text:style-name="Numeração_20_de_20_questão"><text:span text:style-name="T15">6</text:span></text:span><text:span text:style-name="Numeração_20_de_20_questão"><text:span text:style-name="T13">. </text:span></text:span><text:span text:style-name="Numeração_20_de_20_questão"><text:span text:style-name="T8">O</text:span></text:span><text:span text:style-name="Numeração_20_de_20_questão"><text:span text:style-name="T6">s </text:span></text:span><text:span text:style-name="Numeração_20_de_20_questão"><text:span text:style-name="T8">cinco</text:span></text:span><text:span text:style-name="Numeração_20_de_20_questão"><text:span text:style-name="T6"> processos do domínio de </text:span></text:span><text:span text:style-name="Numeração_20_de_20_questão"><text:span text:style-name="T12">g</text:span></text:span><text:span text:style-name="Numeração_20_de_20_questão"><text:span text:style-name="T6">overnança do </text:span></text:span><text:span text:style-name="Numeração_20_de_20_questão"><text:span text:style-name="T11">COBIT</text:span></text:span><text:span text:style-name="Numeração_20_de_20_questão"><text:span text:style-name="T6"> 5</text:span></text:span></text:p>
      <text:p text:style-name="P13"><text:span text:style-name="T40"><text:tab/></text:span><text:span text:style-name="T52">A fim de distinguir a governança da gestão, </text:span><text:span text:style-name="T51">O COBIT 5 define </text:span><text:span text:style-name="T52">os seguintes </text:span><text:span text:style-name="T51">cinco processos d</text:span><text:span text:style-name="T52">o</text:span><text:span text:style-name="T51"> domínio da </text:span><text:span text:style-name="T52">G</text:span><text:span text:style-name="T51">overnança </text:span><text:span text:style-name="T52">Corporativa de TI</text:span><text:span text:style-name="T51">:</text:span></text:p>
      <text:list xml:id="list28498292" text:style-name="L5">
        <text:list-item>
          <text:p text:style-name="P17"><text:span text:style-name="T42">Garantir a Definição e Manutenção do Modelo de Governança.</text:span></text:p>
        </text:list-item>
        <text:list-item>
          <text:p text:style-name="P18">Garantir a Realização de Benefícios</text:p>
        </text:list-item>
        <text:list-item>
          <text:p text:style-name="P18">Garantir a Otimização do Risco</text:p>
        </text:list-item>
        <text:list-item>
          <text:p text:style-name="P18">Garantir a Otimização dos Recursos</text:p>
        </text:list-item>
        <text:list-item>
          <text:p text:style-name="P18">Garantir Transparência para as Partes Interessadas</text:p>
        </text:list-item>
      </text:list>
      <text:p text:style-name="P5"><text:span text:style-name="Numeração_20_de_20_questão"><text:span text:style-name="T16">7</text:span></text:span><text:span text:style-name="Numeração_20_de_20_questão"><text:span text:style-name="T13">. </text:span></text:span><text:span text:style-name="Numeração_20_de_20_questão"><text:span text:style-name="T8">Cinco</text:span></text:span><text:span text:style-name="Numeração_20_de_20_questão"><text:span text:style-name="T6"> processos dos domínios de Gestão do Cobit 5</text:span></text:span></text:p>
      <text:p text:style-name="P14"><text:span text:style-name="T40"><text:tab/></text:span><text:span text:style-name="T53">Ainda no intuito de d</text:span><text:span text:style-name="T52">istinguir a governança da gestão, </text:span><text:span text:style-name="T53">O COBIT 5 define quatro subdomínios pertencentes ao domínio da Gestão Corporativa de TI:</text:span></text:p>
      <text:list xml:id="list20320770" text:style-name="L6">
        <text:list-item>
          <text:p text:style-name="P22"><text:span text:style-name="T41">Alinhar, Planejar e Organizar </text:span><text:span text:style-name="T54">(APO)</text:span></text:p>
        </text:list-item>
        <text:list-item>
          <text:p text:style-name="P19">Construir, Adquirir e Implementar <text:span text:style-name="T80">(BAI)</text:span></text:p>
        </text:list-item>
        <text:list-item>
          <text:p text:style-name="P22"><text:span text:style-name="T41">Entregar, Serviços e Suport</text:span><text:span text:style-name="T54">e (DSS)</text:span></text:p>
        </text:list-item>
        <text:list-item>
          <text:p text:style-name="P19">Monitorar, Avaliar e Analisar <text:span text:style-name="T80">(MEA)</text:span></text:p>
        </text:list-item>
      </text:list>
      <text:p text:style-name="P9"/>
      <text:p text:style-name="P9"><text:span text:style-name="T80"><text:tab/>Para cada subdomínio, alguns processos são estabelecidos, como por exemplo:</text:span></text:p>
      <text:list xml:id="list886094052" text:style-name="L7">
        <text:list-item>
          <text:p text:style-name="P20">Gerenciar a Estrutura de Gestão de TI (pertencente ao subdomínio APO)</text:p>
        </text:list-item>
        <text:list-item>
          <text:p text:style-name="P21">Gerenciar Fornecedores (também pertencente ao subdomínio APO)</text:p>
        </text:list-item>
        <text:list-item>
          <text:p text:style-name="P21">Gerenciar Conhecimentos (pertencente ao subdomínio BAI)</text:p>
        </text:list-item>
        <text:list-item>
          <text:p text:style-name="P21">Gerenciar Serviços de Segurança (pertencente ao subdomínio DSS)</text:p>
        </text:list-item>
        <text:list-item>
          <text:p text:style-name="P21">Monitora, Avaliar e Analisar o Sistema de Controle Interno (pertencente ao subdomínio MEA)</text:p>
        </text:list-item>
      </text:list>
      <text:p text:style-name="P16">Referências</text:p>
      <text:p text:style-name="P15"><text:span text:style-name="T78">ISACA. COBIT 5: Modelo Corporativo para Governança e Gestão de TI da Organização. </text:span><text:span text:style-name="T79">Illinois: ISACA</text:span><text:span text:style-name="T78">, 2012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3" svg:font-family="'CMU Serif'" style:font-adornments="Itálico" style:font-family-generic="roman" style:font-pitch="variable"/>
    <style:font-face style:name="CMU Serif1" svg:font-family="'CMU Serif'" style:font-adornments="Negrito" style:font-family-generic="roman" style:font-pitch="variable"/>
    <style:font-face style:name="CMU Serif2" svg:font-family="'CMU Serif'" style:font-adornments="Regular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1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1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1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2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2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3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2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2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9-26T22:23:36.367346935</dc:date>
    <meta:editing-duration>PT2H50M33S</meta:editing-duration>
    <meta:editing-cycles>119</meta:editing-cycles>
    <meta:generator>LibreOffice/6.4.7.2$Linux_X86_64 LibreOffice_project/40$Build-2</meta:generator>
    <meta:document-statistic meta:table-count="0" meta:image-count="0" meta:object-count="0" meta:page-count="4" meta:paragraph-count="48" meta:word-count="823" meta:character-count="5335" meta:non-whitespace-character-count="4565"/>
  </office:meta>
</office:document-meta>
</file>